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300000272E7ED729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orlage-title">
      <style:graphic-properties fo:min-height="3.248cm"/>
    </style:style>
    <style:style style:name="pr2" style:family="presentation" style:parent-style-name="vorlage-outline1">
      <style:graphic-properties fo:min-height="13.611cm"/>
    </style:style>
    <style:style style:name="pr3" style:family="presentation" style:parent-style-name="vorlage-notes">
      <style:graphic-properties draw:fill-color="#ffffff" draw:auto-grow-height="true" fo:min-height="13.364cm"/>
    </style:style>
    <style:style style:name="pr4" style:family="presentation" style:parent-style-name="vorlage-notes">
      <style:graphic-properties draw:fill-color="#ffffff" fo:min-height="11.159cm"/>
    </style:style>
    <style:style style:name="pr5" style:family="presentation" style:parent-style-name="vorlage-title">
      <style:graphic-properties draw:auto-grow-height="true" fo:min-height="2.7cm"/>
    </style:style>
    <style:style style:name="pr6" style:family="presentation" style:parent-style-name="vorlage-outline1">
      <style:graphic-properties draw:auto-grow-height="true" fo:min-height="15.22cm"/>
    </style:style>
    <style:style style:name="P1" style:family="paragraph">
      <style:text-properties fo:font-size="12pt"/>
    </style:style>
    <style:style style:name="P2" style:family="paragraph">
      <style:text-properties fo:font-family="Arial" style:font-family-generic="swiss" style:font-pitch="variable" fo:font-size="31pt" style:font-size-asian="31pt" style:font-size-complex="31pt"/>
    </style:style>
    <style:style style:name="P3" style:family="paragraph">
      <style:text-properties fo:font-family="Arial" style:font-family-generic="swiss" style:font-pitch="variable" fo:font-size="14pt" style:font-size-asian="14pt" style:font-size-complex="14pt"/>
    </style:style>
    <style:style style:name="T1" style:family="text">
      <style:text-properties fo:font-family="'Courier New'" style:font-family-generic="modern" style:font-pitch="fixed" fo:font-size="20pt" style:font-size-asian="20pt" style:font-size-complex="20pt"/>
    </style:style>
    <style:style style:name="T2" style:family="text">
      <style:text-properties fo:font-family="Verdana" style:font-family-generic="swiss" style:font-pitch="variable" fo:font-size="22pt" style:font-size-asian="22pt" style:font-size-complex="22pt"/>
    </style:style>
    <style:style style:name="T3" style:family="text">
      <style:text-properties fo:font-size="12pt"/>
    </style:style>
    <style:style style:name="T4" style:family="text">
      <style:text-properties fo:font-family="Arial" style:font-family-generic="swiss" style:font-pitch="variable" fo:font-size="31pt" style:font-size-asian="31pt" style:font-size-complex="31pt"/>
    </style:style>
    <style:style style:name="T5" style:family="text">
      <style:text-properties fo:font-family="Arial" style:font-family-generic="swiss" style:font-pitch="variable" fo:font-size="14pt" style:font-size-asian="14pt" style:font-size-complex="14pt"/>
    </style:style>
    <style:style style:name="T6" style:family="text">
      <style:text-properties fo:font-family="'Courier New'" style:font-family-generic="modern" style:font-pitch="fixed"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orlage" presentation:presentation-page-layout-name="AL1T1">
        <office:forms form:automatic-focus="false" form:apply-design-mode="false"/>
        <draw:frame presentation:style-name="pr1" draw:layer="layout" svg:width="25.202cm" svg:height="3.248cm" svg:x="1.3cm" svg:y="0.3cm" presentation:class="title" presentation:user-transformed="true">
          <draw:text-box>
            <text:p>Elemente von XML (2)</text:p>
          </draw:text-box>
        </draw:frame>
        <draw:frame presentation:style-name="pr2" draw:layer="layout" svg:width="25.202cm" svg:height="13.611cm" svg:x="1.3cm" svg:y="4cm" presentation:class="outline" presentation:user-transformed="true">
          <draw:text-box>
            <text:list text:style-name="L2">
              <text:list-item>
                <text:p>logische Struktur:</text:p>
                <text:list>
                  <text:list-item>
                    <text:p>Verarbeitungsanweisungen</text:p>
                    <text:p><text:span text:style-name="T1">&lt;?xml-stylesheet type="text/css" href="styles.css"?&gt;</text:span></text:p>
                  </text:list-item>
                  <text:list-item>
                    <text:p>Elemente (sogenannte Auszeichner)</text:p>
                    <text:p><text:span text:style-name="T1">&lt;myElement&gt;&lt;/myElement&gt;</text:span></text:p>
                    <text:p><text:span text:style-name="T1">&lt;myElement /&gt;</text:span></text:p>
                  </text:list-item>
                  <text:list-item>
                    <text:p>Attribute</text:p>
                    <text:p><text:span text:style-name="T1">&lt;myElement myAttribute=“test“&gt;&lt;/myElement&g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vorlage" presentation:presentation-page-layout-name="AL1T1">
        <office:forms form:automatic-focus="false" form:apply-design-mode="false"/>
        <draw:frame presentation:style-name="pr1" draw:layer="layout" svg:width="25.202cm" svg:height="3.248cm" svg:x="1.3cm" svg:y="0.3cm" presentation:class="title" presentation:user-transformed="true">
          <draw:text-box>
            <text:p>Elemente von XML (3)</text:p>
          </draw:text-box>
        </draw:frame>
        <draw:frame presentation:style-name="pr2" draw:text-style-name="P2" draw:layer="layout" svg:width="25.202cm" svg:height="13.611cm" svg:x="1.3cm" svg:y="4cm" presentation:class="outline" presentation:user-transformed="true">
          <draw:text-box>
            <text:list text:style-name="L2">
              <text:list-item>
                <text:p><text:span text:style-name="T2">logische Struktur:</text:span></text:p>
                <text:list>
                  <text:list-item>
                    <text:p><text:span text:style-name="T2">Kommentare</text:span></text:p>
                    <text:p><text:span text:style-name="T1">&lt;!-- Kommentar-Text --&gt;</text:span></text:p>
                  </text:list-item>
                  <text:list-item>
                    <text:p><text:span text:style-name="T2">Text</text:span></text:p>
                    <text:p><text:span text:style-name="T1">&lt;myElement&gt;Text&lt;/myElement&gt;</text:span></text:p>
                  </text:list-item>
                  <text:list-item>
                    <text:p><text:span text:style-name="T2">CData-Bereich</text:span></text:p>
                    <text:p><text:span text:style-name="T1">&lt;myElement&gt;</text:span></text:p>
                    <text:p><text:span text:style-name="T1">&lt;![CDATA[Text]]]]&gt;&lt;![CDATA[&gt;Text]]&gt;</text:span></text:p>
                    <text:p><text:span text:style-name="T1">&lt;/myElement&g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1" draw:layer="layout" svg:width="14.504cm" svg:height="11.159cm" svg:x="3.25cm" svg:y="14.129cm" presentation:class="notes" presentation:user-transformed="true">
            <draw:text-box>
              <text:p><text:span text:style-name="T3">kann Markup-Zeichen (&lt;, &gt; und &amp;) enthalten</text:span></text:p>
              <text:p><text:span text:style-name="T3">Dadurch entfällt die Verwendung der vordefinierten Entities wie &amp;lt; und &amp;amp;.</text:span></text:p>
            </draw:text-box>
          </draw:frame>
        </presentation:notes>
      </draw:page>
      <draw:page draw:name="page3" draw:style-name="dp1" draw:master-page-name="vorlage" presentation:presentation-page-layout-name="AL1T1">
        <office:forms form:automatic-focus="false" form:apply-design-mode="false"/>
        <draw:frame presentation:style-name="pr1" draw:layer="layout" svg:width="25.202cm" svg:height="3.248cm" svg:x="1.3cm" svg:y="0.3cm" presentation:class="title" presentation:user-transformed="true">
          <draw:text-box>
            <text:p>Regeln für XML</text:p>
          </draw:text-box>
        </draw:frame>
        <draw:frame presentation:style-name="pr2" draw:text-style-name="P2" draw:layer="layout" svg:width="25.202cm" svg:height="13.611cm" svg:x="1.3cm" svg:y="4cm" presentation:class="outline" presentation:user-transformed="true">
          <draw:text-box>
            <text:list text:style-name="L2">
              <text:list-item>
                <text:p><text:span text:style-name="T2">XML-Deklaration muss vorhanden sein</text:span></text:p>
              </text:list-item>
              <text:list-item>
                <text:p><text:span text:style-name="T2">Wurzelelement darf genau einmal vorhanden sein</text:span></text:p>
              </text:list-item>
              <text:list-item>
                <text:p><text:span text:style-name="T2">Tags sind nicht auf ASCII beschränkt</text:span></text:p>
              </text:list-item>
              <text:list-item>
                <text:p><text:span text:style-name="T2">XML ist „Case Sensitive“</text:span></text:p>
              </text:list-item>
              <text:list-item>
                <text:p><text:span text:style-name="T2">Tags müssen geschlossen und die korrekte Verschachtelung muss eingehalten werden</text:span></text:p>
              </text:list-item>
              <text:list-item>
                <text:p><text:span text:style-name="T2">Der Zeichensatz sollte angegeben werden</text:span></text:p>
              </text:list-item>
              <text:list-item>
                <text:p><text:span text:style-name="T2">Kommentare müsssen korrekt sein</text:span></text:p>
                <text:p><text:span text:style-name="T4"/></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draw:text-box>
              <text:list text:style-name="L1">
                <text:list-header>
                  <text:p><text:span text:style-name="T5">Kommentare =&gt; -- im Kommentar</text:span></text:p>
                  <text:p><text:span text:style-name="T5">Asci =&gt; &lt;blöä /&gt;</text:span></text:p>
                </text:list-header>
                <text:list-item>
                  <text:p><text:span text:style-name="T5"/></text:p>
                </text:list-item>
                <text:list-item>
                  <text:p><text:span text:style-name="T5">Wohlgeformtheit Wenn keine Regel Verletzt wird</text:span></text:p>
                  <text:p><text:span text:style-name="T5">=&gt; XML-Parser</text:span></text:p>
                </text:list-item>
                <text:list-item>
                  <text:p><text:span text:style-name="T5">Valide wenn gegen DTD geprüft werden kann</text:span></text:p>
                  <text:p><text:span text:style-name="T5">=&gt; Validatoren</text:span></text:p>
                </text:list-item>
                <text:list-item>
                  <text:p><text:span text:style-name="T5">Baumstruktur =&gt; alles sind Knoten</text:span></text:p>
                </text:list-item>
              </text:list>
            </draw:text-box>
          </draw:frame>
        </presentation:notes>
      </draw:page>
      <draw:page draw:name="page4" draw:style-name="dp1" draw:master-page-name="vorlage" presentation:presentation-page-layout-name="AL1T1">
        <office:forms form:automatic-focus="false" form:apply-design-mode="false"/>
        <draw:frame presentation:style-name="pr1" draw:layer="layout" svg:width="25.202cm" svg:height="3.248cm" svg:x="1.3cm" svg:y="0.3cm" presentation:class="title" presentation:user-transformed="true">
          <draw:text-box>
            <text:p>DTD's</text:p>
          </draw:text-box>
        </draw:frame>
        <draw:frame presentation:style-name="pr2" draw:layer="layout" svg:width="25.202cm" svg:height="13.611cm" svg:x="1.3cm" svg:y="4cm" presentation:class="outline" presentation:user-transformed="true">
          <draw:text-box>
            <text:list text:style-name="L2">
              <text:list-item>
                <text:p><text:span text:style-name="T2">Prüfung auf Validität</text:span></text:p>
              </text:list-item>
              <text:list-item>
                <text:p><text:span text:style-name="T2">DocType-Definition / <text:s/>Dokumenttypdefinition</text:span></text:p>
              </text:list-item>
              <text:list-item>
                <text:p><text:span text:style-name="T2">Beschreibung eines XML-Dokumentes</text:span></text:p>
              </text:list-item>
              <text:list-item>
                <text:p><text:span text:style-name="T2">Direkt Einbindbar / Extern</text:span></text:p>
              </text:list-item>
              <text:list-item>
                <text:p><text:span text:style-name="T2">Beispiel:</text:span></text:p>
                <text:p><text:span text:style-name="T1">&lt;!ELEMENT Person (Name,Kind*)&gt;</text:span></text:p>
                <text:p><text:span text:style-name="T1">&lt;!ELEMENT Kind (Name)&gt;</text:span></text:p>
                <text:p><text:span text:style-name="T1">&lt;!ELEMENT Name (#PCDATA)&gt;</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1" draw:layer="layout" svg:width="14.504cm" svg:height="11.159cm" svg:x="3.25cm" svg:y="14.129cm" presentation:class="notes" presentation:user-transformed="true">
            <draw:text-box>
              <text:p><text:span text:style-name="T3">regelt, welche Elemente und Attribute in einem XML-Dokument gültig sind, wie oft sie verwendet werden können, oder welche Daten sie umfassen dürfen</text:span></text:p>
              <text:p><text:span text:style-name="T3"/></text:p>
              <text:p><text:span text:style-name="T3">Diese DTD sagt aus, dass es ein Element Person gibt, mit den Unterelementen Name und Kind, wobei Kind öfter als einmal vorkommen darf. Desweiteren bestimmt diese DTD, dass Name nur mit Zeichendaten gefüllt sein darf.</text:span></text:p>
              <text:p><text:span text:style-name="T3"/></text:p>
              <text:p><text:span text:style-name="T3">&lt;?xml version="1.0" encoding="utf-8"?&gt;</text:span></text:p>
              <text:p><text:span text:style-name="T3">&lt;!DOCTYPE <text:s/>Person SYSTEM "Person.dtd"&gt;</text:span></text:p>
              <text:p><text:span text:style-name="T3"/></text:p>
              <text:p><text:span text:style-name="T3">&lt;Person&gt;</text:span></text:p>
              <text:p><text:span text:style-name="T3"><text:s text:c="4"/></text:span><text:span text:style-name="T3">&lt;Name&gt;Manfred Müller&lt;/Name&gt;</text:span></text:p>
              <text:p><text:span text:style-name="T3"><text:s text:c="4"/></text:span><text:span text:style-name="T3">&lt;Kind&gt;</text:span></text:p>
              <text:p><text:span text:style-name="T3"><text:s text:c="8"/></text:span><text:span text:style-name="T3">&lt;Name&gt;Olivia Müller&lt;/Name&gt;</text:span></text:p>
              <text:p><text:span text:style-name="T3"><text:s text:c="4"/></text:span><text:span text:style-name="T3">&lt;/Kind&gt;</text:span></text:p>
              <text:p><text:span text:style-name="T3"><text:s text:c="4"/></text:span><text:span text:style-name="T3">&lt;Kind&gt;</text:span></text:p>
              <text:p><text:span text:style-name="T3"><text:s text:c="8"/></text:span><text:span text:style-name="T3">&lt;Name&gt;Marc Müller&lt;/Name&gt;</text:span></text:p>
              <text:p><text:span text:style-name="T3"><text:s text:c="4"/></text:span><text:span text:style-name="T3">&lt;/Kind&gt;</text:span></text:p>
              <text:p><text:span text:style-name="T3">&lt;/Person</text:span></text:p>
            </draw:text-box>
          </draw:frame>
        </presentation:notes>
      </draw:page>
      <draw:page draw:name="page5" draw:style-name="dp1" draw:master-page-name="vorlage" presentation:presentation-page-layout-name="AL1T1">
        <office:forms form:automatic-focus="false" form:apply-design-mode="false"/>
        <draw:frame presentation:style-name="pr1" draw:layer="layout" svg:width="25.202cm" svg:height="3.248cm" svg:x="1.3cm" svg:y="0.3cm" presentation:class="title" presentation:user-transformed="true">
          <draw:text-box>
            <text:p>XSD</text:p>
          </draw:text-box>
        </draw:frame>
        <draw:frame presentation:style-name="pr2" draw:layer="layout" svg:width="25.202cm" svg:height="13.931cm" svg:x="1.3cm" svg:y="4cm" presentation:class="outline" presentation:user-transformed="true">
          <draw:text-box>
            <text:list text:style-name="L2">
              <text:list-item>
                <text:p><text:span text:style-name="T2">XML-Schema</text:span></text:p>
              </text:list-item>
              <text:list-item>
                <text:p><text:span text:style-name="T2">Ähnlicher Zweck wie DTD</text:span></text:p>
              </text:list-item>
              <text:list-item>
                <text:p><text:span text:style-name="T2">Ist selbst XML</text:span></text:p>
                <text:p><text:span text:style-name="T1">&lt;xsd:complexType name="pc-Typ"&gt;</text:span></text:p>
                <text:p><text:span text:style-name="T1"><text:s text:c="2"/></text:span><text:span text:style-name="T1">&lt;xsd:sequence&gt;</text:span></text:p>
                <text:p><text:span text:style-name="T1"><text:s text:c="4"/></text:span><text:span text:style-name="T1">&lt;xsd:element name="name" <text:s text:c="6"/>type="xsd:string"/&gt;</text:span></text:p>
                <text:p><text:span text:style-name="T1"><text:s text:c="4"/></text:span><text:span text:style-name="T1">&lt;xsd:element name="hersteller" type="xsd:string"/&gt;</text:span></text:p>
                <text:p><text:span text:style-name="T1"><text:s text:c="2"/></text:span><text:span text:style-name="T1">&lt;/xsd:sequence&gt;</text:span></text:p>
                <text:p><text:span text:style-name="T1"><text:s text:c="2"/></text:span><text:span text:style-name="T1">&lt;xsd:attribute name="id" type="xsd:integer"/&gt;</text:span></text:p>
                <text:p><text:span text:style-name="T1">&lt;/xsd:complexType&gt;</text:span></text:p>
                <text:p><text:span text:style-name="T6"/></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1" draw:layer="layout" svg:width="14.504cm" svg:height="11.159cm" svg:x="3.25cm" svg:y="14.129cm" presentation:class="notes" presentation:user-transformed="true">
            <draw:text-box>
              <text:p><text:span text:style-name="T3">regelt, welche Elemente und Attribute in einem XML-Dokument gültig sind, wie oft sie verwendet werden können, oder welche Daten sie umfassen dürfen</text:span></text:p>
              <text:p><text:span text:style-name="T3"/></text:p>
              <text:p><text:span text:style-name="T3">Diese DTD sagt aus, dass es ein Element Person gibt, mit den Unterelementen Name und Kind, wobei Kind öfter als einmal vorkommen darf. Desweiteren bestimmt diese DTD, dass Name nur mit Zeichendaten gefüllt sein darf.</text:span></text:p>
              <text:p><text:span text:style-name="T3"/></text:p>
              <text:p><text:span text:style-name="T3">&lt;?xml version="1.0" encoding="utf-8"?&gt;</text:span></text:p>
              <text:p><text:span text:style-name="T3">&lt;!DOCTYPE <text:s/>Person SYSTEM "Person.dtd"&gt;</text:span></text:p>
              <text:p><text:span text:style-name="T3"/></text:p>
              <text:p><text:span text:style-name="T3">&lt;Person&gt;</text:span></text:p>
              <text:p><text:span text:style-name="T3"><text:s text:c="4"/></text:span><text:span text:style-name="T3">&lt;Name&gt;Manfred Müller&lt;/Name&gt;</text:span></text:p>
              <text:p><text:span text:style-name="T3"><text:s text:c="4"/></text:span><text:span text:style-name="T3">&lt;Kind&gt;</text:span></text:p>
              <text:p><text:span text:style-name="T3"><text:s text:c="8"/></text:span><text:span text:style-name="T3">&lt;Name&gt;Olivia Müller&lt;/Name&gt;</text:span></text:p>
              <text:p><text:span text:style-name="T3"><text:s text:c="4"/></text:span><text:span text:style-name="T3">&lt;/Kind&gt;</text:span></text:p>
              <text:p><text:span text:style-name="T3"><text:s text:c="4"/></text:span><text:span text:style-name="T3">&lt;Kind&gt;</text:span></text:p>
              <text:p><text:span text:style-name="T3"><text:s text:c="8"/></text:span><text:span text:style-name="T3">&lt;Name&gt;Marc Müller&lt;/Name&gt;</text:span></text:p>
              <text:p><text:span text:style-name="T3"><text:s text:c="4"/></text:span><text:span text:style-name="T3">&lt;/Kind&gt;</text:span></text:p>
              <text:p><text:span text:style-name="T3">&lt;/Person</text:span></text:p>
            </draw:text-box>
          </draw:frame>
        </presentation:notes>
      </draw:page>
      <draw:page draw:name="page6" draw:style-name="dp1" draw:master-page-name="vorlage" presentation:presentation-page-layout-name="AL1T1">
        <office:forms form:automatic-focus="false" form:apply-design-mode="false"/>
        <draw:frame presentation:style-name="pr1" draw:layer="layout" svg:width="25.202cm" svg:height="3.248cm" svg:x="1.3cm" svg:y="0.3cm" presentation:class="title" presentation:user-transformed="true">
          <draw:text-box>
            <text:p>XPath</text:p>
          </draw:text-box>
        </draw:frame>
        <draw:frame presentation:style-name="pr2" draw:layer="layout" svg:width="25.202cm" svg:height="13.611cm" svg:x="1.3cm" svg:y="4cm" presentation:class="outline" presentation:user-transformed="true">
          <draw:text-box>
            <text:list text:style-name="L2">
              <text:list-item>
                <text:p>XML Path Language</text:p>
              </text:list-item>
              <text:list-item>
                <text:p>Abfragesprache für XML</text:p>
              </text:list-item>
              <text:list-item>
                <text:p>Basis für andere Technologien</text:p>
              </text:list-item>
              <text:list-item>
                <text:p>XML-Dokument hat Baumstruktur</text:p>
              </text:list-item>
              <text:list-item>
                <text:p>Beispiel</text:p>
                <text:p><text:span text:style-name="T1">/bookstore/book</text:span></text:p>
                <text:p><text:span text:style-name="T1">/bookstore/book[@title=“Moby Dick“]</text:span></text:p>
              </text:list-item>
            </text:list>
          </draw:text-box>
        </draw:frame>
        <presentation:notes draw:style-name="dp2">
          <draw:page-thumbnail draw:style-name="gr1" draw:layer="layout" svg:width="14.848cm" svg:height="11.136cm" svg:x="3.075cm" svg:y="2.257cm" draw:page-number="6" presentation:class="page"/>
          <draw:frame presentation:style-name="pr4" draw:layer="layout" svg:width="14.504cm" svg:height="15.471cm" svg:x="3.25cm" svg:y="14.129cm" presentation:class="notes" presentation:user-transformed="true">
            <draw:text-box>
              <text:p>&lt;?xml version="1.0" encoding="ISO-8859-1"?&gt;</text:p>
              <text:p>&lt;bookstore&gt;</text:p>
              <text:p>&lt;book&gt;</text:p>
              <text:p><text:s text:c="2"/>&lt;title lang="eng"&gt;Harry Potter&lt;/title&gt;</text:p>
              <text:p><text:s text:c="2"/>&lt;price&gt;29.99&lt;/price&gt;</text:p>
              <text:p>&lt;/book&gt;</text:p>
              <text:p>&lt;book&gt;</text:p>
              <text:p><text:s text:c="2"/>&lt;title lang="eng"&gt;Learning XML&lt;/title&gt;</text:p>
              <text:p><text:s text:c="2"/>&lt;price&gt;39.95&lt;/price&gt;</text:p>
              <text:p>&lt;/book&gt;</text:p>
              <text:p>&lt;/bookstore&gt;</text:p>
            </draw:text-box>
          </draw:frame>
        </presentation:notes>
      </draw:page>
      <draw:page draw:name="page7"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XSLT</text:p>
          </draw:text-box>
        </draw:frame>
        <draw:frame presentation:style-name="pr2" draw:layer="layout" svg:width="25.202cm" svg:height="13.611cm" svg:x="1.3cm" svg:y="4cm" presentation:class="outline" presentation:user-transformed="true">
          <draw:text-box>
            <text:list text:style-name="L2">
              <text:list-item>
                <text:p>XSL Transformation</text:p>
              </text:list-item>
              <text:list-item>
                <text:p>Transformation von XML in beliebiges Ausgabeformat (Anderes XML, Text, PDF)</text:p>
              </text:list-item>
              <text:list-item>
                <text:p>Vollständige Programmiersprache</text:p>
              </text:list-item>
              <text:list-item>
                <text:p>XML-Basiert</text:p>
              </text:list-item>
              <text:list-item>
                <text:p>Benutzt Xpath</text:p>
              </text:list-item>
              <text:list-item>
                <text:p>Beispiel:</text:p>
                <text:p><text:span text:style-name="T1">&lt;xsl:for-each select="/catalog/cd"&gt;&lt;xsl:value-of select="title"/&gt;&lt;/xsl:for-each&gt;</text:span></text:p>
              </text:list-item>
            </text:list>
            <text:p><text:s text:c="2"/></text:p>
          </draw:text-box>
        </draw:frame>
        <presentation:notes draw:style-name="dp2">
          <draw:page-thumbnail draw:style-name="gr1" draw:layer="layout" svg:width="14.848cm" svg:height="11.136cm" svg:x="3.075cm" svg:y="2.257cm" draw:page-number="7" presentation:class="page"/>
          <draw:frame presentation:style-name="pr4" draw:layer="layout" svg:width="14.504cm" svg:height="33.151cm" svg:x="3.25cm" svg:y="14.129cm" presentation:class="notes" presentation:user-transformed="true">
            <draw:text-box>
              <text:p>&lt;?xml version="1.0"?&gt;</text:p>
              <text:p/>
              <text:p>&lt;xsl:stylesheet version="1.0" xmlns:xsl="http://www.w3.org/1999/XSL/Transform"&gt;</text:p>
              <text:p/>
              <text:p>&lt;xsl:template match="/"&gt;</text:p>
              <text:p><text:s text:c="2"/>&lt;html&gt;</text:p>
              <text:p><text:s text:c="2"/>&lt;body&gt;</text:p>
              <text:p><text:s text:c="4"/>&lt;h2&gt;My CD Collection&lt;/h2&gt;</text:p>
              <text:p><text:s text:c="4"/>&lt;table border="1"&gt;</text:p>
              <text:p><text:s text:c="6"/>&lt;tr bgcolor="#9acd32"&gt;</text:p>
              <text:p><text:s text:c="8"/>&lt;th&gt;Title&lt;/th&gt;</text:p>
              <text:p><text:s text:c="8"/>&lt;th&gt;Artist&lt;/th&gt;</text:p>
              <text:p><text:s text:c="6"/>&lt;/tr&gt;</text:p>
              <text:p><text:s text:c="6"/>&lt;xsl:for-each select="catalog/cd"&gt;</text:p>
              <text:p><text:s text:c="8"/>&lt;tr&gt;</text:p>
              <text:p><text:s text:c="10"/>&lt;td&gt;&lt;xsl:value-of select="title"/&gt;&lt;/td&gt;</text:p>
              <text:p><text:s text:c="10"/>&lt;td&gt;&lt;xsl:value-of select="artist"/&gt;&lt;/td&gt;</text:p>
              <text:p><text:s text:c="8"/>&lt;/tr&gt;</text:p>
              <text:p><text:s text:c="6"/>&lt;/xsl:for-each&gt;</text:p>
              <text:p><text:s text:c="4"/>&lt;/table&gt;</text:p>
              <text:p><text:s text:c="2"/>&lt;/body&gt;</text:p>
              <text:p><text:s text:c="2"/>&lt;/html&gt;</text:p>
              <text:p>&lt;/xsl:template&gt;</text:p>
              <text:p/>
              <text:p>&lt;/xsl:stylesheet&gt;</text:p>
            </draw:text-box>
          </draw:frame>
        </presentation:notes>
      </draw:page>
      <draw:page draw:name="page8"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Namensräume</text:p>
          </draw:text-box>
        </draw:frame>
        <draw:frame presentation:style-name="pr2" draw:layer="layout" svg:width="25.202cm" svg:height="13.611cm" svg:x="1.3cm" svg:y="4cm" presentation:class="outline" presentation:user-transformed="true">
          <draw:text-box>
            <text:list text:style-name="L2">
              <text:list-item>
                <text:p>Mischung mehrerer XML-Sprachen in einem Dokument</text:p>
              </text:list-item>
              <text:list-item>
                <text:p>Definiert über URI</text:p>
              </text:list-item>
              <text:list-item>
                <text:p>Beispiel</text:p>
                <text:p><text:span text:style-name="T1">&lt;html xmlns="http://www.w3.org/1999/xhtml"</text:span></text:p>
                <text:p><text:span text:style-name="T1"><text:s text:c="6"/></text:span><text:span text:style-name="T1">xmlns:svg="</text:span><text:span text:style-name="T1"><text:a xlink:href="http://www.w3.org/2000/svg">http://www.w3.org/2000/svg</text:a></text:span><text:span text:style-name="T1">"&gt;</text:span></text:p>
                <text:p><text:span text:style-name="T1">&lt;p&gt;Und noch ein kleines Bild dazu:&lt;/p&gt;</text:span></text:p>
                <text:p><text:span text:style-name="T1">&lt;svg:svg&gt;</text:span></text:p>
                <text:p><text:span text:style-name="T1">&lt;svg:rect x="0" y="0" width="1" <text:s/>height="1" /&gt;</text:span></text:p>
                <text:p><text:span text:style-name="T1">&lt;/svg:svg&gt;</text:span></text:p>
              </text:list-item>
            </text:list>
          </draw:text-box>
        </draw:frame>
        <presentation:notes draw:style-name="dp2">
          <draw:page-thumbnail draw:style-name="gr1" draw:layer="layout" svg:width="14.848cm" svg:height="11.136cm" svg:x="3.075cm" svg:y="2.257cm" draw:page-number="8" presentation:class="page"/>
          <draw:frame presentation:style-name="pr4" draw:text-style-name="P1" draw:layer="layout" svg:width="14.504cm" svg:height="11.159cm" svg:x="3.25cm" svg:y="14.129cm" presentation:class="notes" presentation:user-transformed="true">
            <draw:text-box>
              <text:p><text:span text:style-name="T3">Vorwahl-Vergleich</text:span></text:p>
              <text:p><text:span text:style-name="T3">Kein xml:</text:span></text:p>
              <text:p><text:span text:style-name="T3">DTD's beachten keine Namensräume</text:span></text:p>
            </draw:text-box>
          </draw:frame>
        </presentation:notes>
      </draw:page>
      <draw:page draw:name="page9"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Sonstige Infrastruktur</text:p>
          </draw:text-box>
        </draw:frame>
        <draw:frame presentation:style-name="pr2" draw:layer="layout" svg:width="25.202cm" svg:height="13.611cm" svg:x="1.3cm" svg:y="4cm" presentation:class="outline" presentation:user-transformed="true">
          <draw:text-box>
            <text:list text:style-name="L2">
              <text:list-item>
                <text:p>Verknüpfung: XPointer, XLink und XInclude</text:p>
              </text:list-item>
              <text:list-item>
                <text:p>Selektion: XQuery</text:p>
              </text:list-item>
              <text:list-item>
                <text:p>Formulare: XForms</text:p>
              </text:list-item>
              <text:list-item>
                <text:p>PDF: XSL-FO</text:p>
              </text:list-item>
              <text:list-item>
                <text:p>Benutzeroberflächen: XUL / XAML</text:p>
              </text:list-item>
              <text:list-item>
                <text:p>Definition zum Methoden- bzw. Funktionsaufruf durch verteilte Systeme: XML-RPC</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43.096cm" svg:x="2.1cm" svg:y="14.107cm" presentation:class="notes">
            <draw:text-box>
              <text:p>XML Schema ist eine Empfehlung des W3C zum Definieren von Strukturen für XML-Dokumente. Anders als bei den klassischen XML-DTDs wird die Struktur in Form eines XML-Dokuments beschrieben. Darüber hinaus wird eine große Anzahl von Datentypen unterstützt.</text:p>
              <text:p>ML-Schema beschreibt in einer komplexen Schemasprache Datentypen, einzelne XML-Schema-Instanzen (Dokumente) und Gruppen solcher Instanzen. Ein konkretes XML-Schema wird auch als eine XSD (XML-Schema-Definition) bezeichnet und hat als Datei üblicherweise die Endung ".xsd". Im Gegensatz zu DTDs kann bei Verwendung von XML-Schemata zwischen dem Namen des XML-Typs und dem in der Instanz verwendeten Namen des XML-Tags unterschieden werden.</text:p>
              <text:p/>
              <text:p>XSL-FO (Extensible Stylesheet Language – Formatting Objects) ist eine XML-Anwendung, die beschreibt, wie Text, Bilder, Linien und andere grafische Elemente auf einer Seite angeordnet werden. Mit Hilfe von XSL-FO ist es möglich, qualitativ hochwertige Druckerzeugnisse entweder auf Papier oder auf dem Bildschirm zu erzeugen. Die Spezifikation erlaubt sogar, dass XSL-FO-Dokumente beispielsweise über einen Sprachsynthesizer vorgelesen werden können.</text:p>
            </draw:text-box>
          </draw:frame>
        </presentation:notes>
      </draw:page>
      <draw:page draw:name="page10"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Sonstige Infrastruktur</text:p>
          </draw:text-box>
        </draw:frame>
        <draw:frame presentation:style-name="pr2" draw:layer="layout" svg:width="25.202cm" svg:height="13.611cm" svg:x="1.3cm" svg:y="4cm" presentation:class="outline" presentation:user-transformed="true">
          <draw:text-box>
            <text:list text:style-name="L2">
              <text:list-item>
                <text:p>Verknüpfung: XPointer, XLink und XInclude</text:p>
              </text:list-item>
              <text:list-item>
                <text:p>Selektion: XQuery</text:p>
              </text:list-item>
              <text:list-item>
                <text:p>Formulare: XForms</text:p>
              </text:list-item>
              <text:list-item>
                <text:p>PDF: XSL-FO</text:p>
              </text:list-item>
              <text:list-item>
                <text:p>Benutzeroberflächen: XUL / XAML</text:p>
              </text:list-item>
              <text:list-item>
                <text:p>Definition zum Methoden- bzw. Funktionsaufruf durch verteilte Systeme: XML-RPC</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43.096cm" svg:x="2.1cm" svg:y="14.107cm" presentation:class="notes">
            <draw:text-box>
              <text:p>XML Schema ist eine Empfehlung des W3C zum Definieren von Strukturen für XML-Dokumente. Anders als bei den klassischen XML-DTDs wird die Struktur in Form eines XML-Dokuments beschrieben. Darüber hinaus wird eine große Anzahl von Datentypen unterstützt.</text:p>
              <text:p>ML-Schema beschreibt in einer komplexen Schemasprache Datentypen, einzelne XML-Schema-Instanzen (Dokumente) und Gruppen solcher Instanzen. Ein konkretes XML-Schema wird auch als eine XSD (XML-Schema-Definition) bezeichnet und hat als Datei üblicherweise die Endung ".xsd". Im Gegensatz zu DTDs kann bei Verwendung von XML-Schemata zwischen dem Namen des XML-Typs und dem in der Instanz verwendeten Namen des XML-Tags unterschieden werden.</text:p>
              <text:p/>
              <text:p>XSL-FO (Extensible Stylesheet Language – Formatting Objects) ist eine XML-Anwendung, die beschreibt, wie Text, Bilder, Linien und andere grafische Elemente auf einer Seite angeordnet werden. Mit Hilfe von XSL-FO ist es möglich, qualitativ hochwertige Druckerzeugnisse entweder auf Papier oder auf dem Bildschirm zu erzeugen. Die Spezifikation erlaubt sogar, dass XSL-FO-Dokumente beispielsweise über einen Sprachsynthesizer vorgelesen werden können.</text:p>
            </draw:text-box>
          </draw:frame>
        </presentation:notes>
      </draw:page>
      <draw:page draw:name="page11"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Verwendung</text:p>
          </draw:text-box>
        </draw:frame>
        <draw:frame presentation:style-name="pr2" draw:layer="layout" svg:width="25.202cm" svg:height="13.611cm" svg:x="1.3cm" svg:y="4cm" presentation:class="outline" presentation:user-transformed="true">
          <draw:text-box>
            <text:list text:style-name="L2">
              <text:list-item>
                <text:p>SVG</text:p>
              </text:list-item>
              <text:list-item>
                <text:p>XHTML</text:p>
              </text:list-item>
              <text:list-item>
                <text:p>X3D, Collada</text:p>
              </text:list-item>
              <text:list-item>
                <text:p>KML, GML, OSM</text:p>
              </text:list-item>
              <text:list-item>
                <text:p>SOAP / WSDL</text:p>
              </text:list-item>
              <text:list-item>
                <text:p>SyncML</text:p>
              </text:list-item>
              <text:list-item>
                <text:p>MathML</text:p>
              </text:list-item>
              <text:list-item>
                <text:p>ODF</text:p>
              </text:list-item>
              <text:list-item>
                <text:p>...</text:p>
              </text:list-item>
            </text:list>
          </draw:text-box>
        </draw:frame>
        <presentation:notes draw:style-name="dp2">
          <draw:page-thumbnail draw:style-name="gr1" draw:layer="layout" svg:width="14.848cm" svg:height="11.136cm" svg:x="3.075cm" svg:y="2.257cm" draw:page-number="11" presentation:class="page"/>
          <draw:frame presentation:style-name="pr4" draw:layer="layout" svg:width="14.504cm" svg:height="17.681cm" svg:x="3.25cm" svg:y="14.129cm" presentation:class="notes" presentation:user-transformed="true">
            <draw:text-box>
              <text:p>X3D (3D-Modellierungssprache)</text:p>
              <text:p>Collada (Austauschformat für Daten zwischen verschiedenen 3D-Programmen)</text:p>
              <text:p/>
              <text:p>Geodaten</text:p>
              <text:p>Geography Markup Language (GML)</text:p>
              <text:p>GPS Exchange Format (GPX): XML für GPS-Daten</text:p>
              <text:p>Keyhole Markup Language (KML): Koordinaten-Spezifikation für Google Earth</text:p>
              <text:p>City Geography Markup Language (CityGML)</text:p>
              <text:p>OpenStreetMap (OSM)</text:p>
            </draw:text-box>
          </draw:frame>
        </presentation:notes>
      </draw:page>
      <draw:page draw:name="page12"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XML vs. JSON</text:p>
          </draw:text-box>
        </draw:frame>
        <draw:frame presentation:style-name="pr2" draw:layer="layout" svg:width="25.202cm" svg:height="13.611cm" svg:x="1.3cm" svg:y="4cm" presentation:class="outline" presentation:user-transformed="true">
          <draw:text-box>
            <text:list text:style-name="L2">
              <text:list-item>
                <text:p>JSON: kompaktes Datenformat</text:p>
              </text:list-item>
              <text:list-item>
                <text:p>Javascript-basiert</text:p>
              </text:list-item>
              <text:list-item>
                <text:p>In vielen Sprachen gibt es Bibliotheken</text:p>
              </text:list-item>
              <text:list-item>
                <text:p>u.a. Verwendung in No-SQL-Datenbanken</text:p>
              </text:list-item>
              <text:list-item>
                <text:p>Im Beispiel ca. 100 Byte größer</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1" draw:layer="layout" svg:width="14.504cm" svg:height="11.159cm" svg:x="3.25cm" svg:y="14.129cm" presentation:class="notes" presentation:user-transformed="true">
            <draw:text-box>
              <text:p><text:span text:style-name="T3">X3D (3D-Modellierungssprache)</text:span></text:p>
              <text:p><text:span text:style-name="T3">Collada (Austauschformat für Daten zwischen verschiedenen 3D-Programmen)</text:span></text:p>
              <text:p><text:span text:style-name="T3"/></text:p>
              <text:p><text:span text:style-name="T3">Geodaten</text:span></text:p>
              <text:p><text:span text:style-name="T3">Geography Markup Language (GML)</text:span></text:p>
              <text:p><text:span text:style-name="T3">GPS Exchange Format (GPX): XML für GPS-Daten</text:span></text:p>
              <text:p><text:span text:style-name="T3">Keyhole Markup Language (KML): Koordinaten-Spezifikation für Google Earth</text:span></text:p>
              <text:p><text:span text:style-name="T3">City Geography Markup Language (CityGML)</text:span></text:p>
              <text:p><text:span text:style-name="T3">OpenStreetMap (OSM)</text:span></text:p>
            </draw:text-box>
          </draw:frame>
        </presentation:notes>
      </draw:page>
      <draw:page draw:name="page13"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RSS</text:p>
          </draw:text-box>
        </draw:frame>
        <draw:frame presentation:style-name="pr2" draw:layer="layout" svg:width="25.202cm" svg:height="13.611cm" svg:x="1.3cm" svg:y="4cm" presentation:class="outline" presentation:user-transformed="true">
          <draw:text-box>
            <text:list text:style-name="L2">
              <text:list-item>
                <text:p>RSS ist eine seit dem Anfang des Jahres 2000 kontinuierlich weiterentwickelte Familie von Formaten für die einfache und strukturierte Veröffentlichung von Änderungen auf Websites in einem standardisierten Format.</text:p>
              </text:list-item>
              <text:list-item>
                <text:p>XML</text:p>
              </text:list-item>
              <text:list-item>
                <text:p>Quasi-Standard (Atom)</text:p>
              </text:list-item>
              <text:list-item>
                <text:p>Feeds sind meist in Channels organisiert</text:p>
              </text:list-item>
              <text:list-item>
                <text:p>Rich Site Summary vs. RDF Site Summary vs. Really Simple Syndicatio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1" draw:layer="layout" svg:width="14.504cm" svg:height="11.159cm" svg:x="3.25cm" svg:y="14.129cm" presentation:class="notes" presentation:user-transformed="true">
            <draw:text-box>
              <text:p><text:span text:style-name="T3">X3D (3D-Modellierungssprache)</text:span></text:p>
              <text:p><text:span text:style-name="T3">Collada (Austauschformat für Daten zwischen verschiedenen 3D-Programmen)</text:span></text:p>
              <text:p><text:span text:style-name="T3"/></text:p>
              <text:p><text:span text:style-name="T3">Geodaten</text:span></text:p>
              <text:p><text:span text:style-name="T3">Geography Markup Language (GML)</text:span></text:p>
              <text:p><text:span text:style-name="T3">GPS Exchange Format (GPX): XML für GPS-Daten</text:span></text:p>
              <text:p><text:span text:style-name="T3">Keyhole Markup Language (KML): Koordinaten-Spezifikation für Google Earth</text:span></text:p>
              <text:p><text:span text:style-name="T3">City Geography Markup Language (CityGML)</text:span></text:p>
              <text:p><text:span text:style-name="T3">OpenStreetMap (OSM)</text:span></text:p>
            </draw:text-box>
          </draw:frame>
        </presentation:notes>
      </draw:page>
      <draw:page draw:name="page14"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RSS - Versionen</text:p>
          </draw:text-box>
        </draw:frame>
        <draw:frame presentation:style-name="pr2" draw:layer="layout" svg:width="25.202cm" svg:height="13.611cm" svg:x="1.3cm" svg:y="4cm" presentation:class="outline" presentation:user-transformed="true">
          <draw:text-box>
            <text:list text:style-name="L2">
              <text:list-item>
                <text:p>1999: RSS 0.90:<text:line-break/>Erfinder: Netscape, basiert auf RDF (Resource Description Framework)</text:p>
              </text:list-item>
              <text:list-item>
                <text:p>2000: RSS 0.91 - 0.94:<text:line-break/>basiert auf einfachem XML</text:p>
              </text:list-item>
              <text:list-item>
                <text:p>2000: RSS 1.0:<text:line-break/>wieder RDF-basiert</text:p>
              </text:list-item>
              <text:list-item>
                <text:p>2002: RSS 2.0:<text:line-break/>Basis ist 0.91, nicht RDF-basiert, Quasi-Standard, nicht vollständig abwärtskompatibel</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1" draw:layer="layout" svg:width="14.504cm" svg:height="11.159cm" svg:x="3.25cm" svg:y="14.129cm" presentation:class="notes" presentation:user-transformed="true">
            <draw:text-box>
              <text:p><text:span text:style-name="T3">X3D (3D-Modellierungssprache)</text:span></text:p>
              <text:p><text:span text:style-name="T3">Collada (Austauschformat für Daten zwischen verschiedenen 3D-Programmen)</text:span></text:p>
              <text:p><text:span text:style-name="T3"/></text:p>
              <text:p><text:span text:style-name="T3">Geodaten</text:span></text:p>
              <text:p><text:span text:style-name="T3">Geography Markup Language (GML)</text:span></text:p>
              <text:p><text:span text:style-name="T3">GPS Exchange Format (GPX): XML für GPS-Daten</text:span></text:p>
              <text:p><text:span text:style-name="T3">Keyhole Markup Language (KML): Koordinaten-Spezifikation für Google Earth</text:span></text:p>
              <text:p><text:span text:style-name="T3">City Geography Markup Language (CityGML)</text:span></text:p>
              <text:p><text:span text:style-name="T3">OpenStreetMap (OSM)</text:span></text:p>
            </draw:text-box>
          </draw:frame>
        </presentation:notes>
      </draw:page>
      <draw:page draw:name="page15"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RSS - Versionen</text:p>
          </draw:text-box>
        </draw:frame>
        <draw:frame presentation:style-name="pr2" draw:layer="layout" svg:width="25.202cm" svg:height="13.611cm" svg:x="1.3cm" svg:y="4cm" presentation:class="outline" presentation:user-transformed="true">
          <draw:text-box>
            <text:list text:style-name="L2">
              <text:list-item>
                <text:p>1999: RSS 0.90:<text:line-break/>Erfinder: Netscape, basiert auf RDF (Resource Description Framework)</text:p>
              </text:list-item>
              <text:list-item>
                <text:p>2000: RSS 0.91 - 0.94:<text:line-break/>basiert auf einfachem XML</text:p>
              </text:list-item>
              <text:list-item>
                <text:p>2000: RSS 1.0:<text:line-break/>wieder RDF-basiert</text:p>
              </text:list-item>
              <text:list-item>
                <text:p>2002: RSS 2.0:<text:line-break/>Basis ist 0.91, nicht RDF-basiert, Quasi-Standard, nicht vollständig abwärtskompatibel</text:p>
              </text:list-item>
            </text:list>
          </draw:text-box>
        </draw:frame>
        <presentation:notes draw:style-name="dp2">
          <draw:page-thumbnail draw:style-name="gr1" draw:layer="layout" svg:width="14.848cm" svg:height="11.136cm" svg:x="3.075cm" svg:y="2.257cm" draw:page-number="15" presentation:class="page"/>
          <draw:frame presentation:style-name="pr4" draw:text-style-name="P1" draw:layer="layout" svg:width="14.504cm" svg:height="11.159cm" svg:x="3.25cm" svg:y="14.129cm" presentation:class="notes" presentation:user-transformed="true">
            <draw:text-box>
              <text:p><text:span text:style-name="T3">X3D (3D-Modellierungssprache)</text:span></text:p>
              <text:p><text:span text:style-name="T3">Collada (Austauschformat für Daten zwischen verschiedenen 3D-Programmen)</text:span></text:p>
              <text:p><text:span text:style-name="T3"/></text:p>
              <text:p><text:span text:style-name="T3">Geodaten</text:span></text:p>
              <text:p><text:span text:style-name="T3">Geography Markup Language (GML)</text:span></text:p>
              <text:p><text:span text:style-name="T3">GPS Exchange Format (GPX): XML für GPS-Daten</text:span></text:p>
              <text:p><text:span text:style-name="T3">Keyhole Markup Language (KML): Koordinaten-Spezifikation für Google Earth</text:span></text:p>
              <text:p><text:span text:style-name="T3">City Geography Markup Language (CityGML)</text:span></text:p>
              <text:p><text:span text:style-name="T3">OpenStreetMap (OSM)</text:span></text:p>
            </draw:text-box>
          </draw:frame>
        </presentation:notes>
      </draw:page>
      <draw:page draw:name="page16"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RSS - Aufbau</text:p>
          </draw:text-box>
        </draw:frame>
        <draw:frame presentation:style-name="pr2" draw:layer="layout" svg:width="25.202cm" svg:height="13.611cm" svg:x="1.402cm" svg:y="4.899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4" draw:text-style-name="P1" draw:layer="layout" svg:width="14.504cm" svg:height="11.159cm" svg:x="3.25cm" svg:y="14.129cm" presentation:class="notes" presentation:user-transformed="true">
            <draw:text-box>
              <text:p><text:span text:style-name="T3">X3D (3D-Modellierungssprache)</text:span></text:p>
              <text:p><text:span text:style-name="T3">Collada (Austauschformat für Daten zwischen verschiedenen 3D-Programmen)</text:span></text:p>
              <text:p><text:span text:style-name="T3"/></text:p>
              <text:p><text:span text:style-name="T3">Geodaten</text:span></text:p>
              <text:p><text:span text:style-name="T3">Geography Markup Language (GML)</text:span></text:p>
              <text:p><text:span text:style-name="T3">GPS Exchange Format (GPX): XML für GPS-Daten</text:span></text:p>
              <text:p><text:span text:style-name="T3">Keyhole Markup Language (KML): Koordinaten-Spezifikation für Google Earth</text:span></text:p>
              <text:p><text:span text:style-name="T3">City Geography Markup Language (CityGML)</text:span></text:p>
              <text:p><text:span text:style-name="T3">OpenStreetMap (OSM)</text:span></text:p>
            </draw:text-box>
          </draw:frame>
        </presentation:notes>
      </draw:page>
      <draw:page draw:name="page17"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RSS - Software</text:p>
          </draw:text-box>
        </draw:frame>
        <draw:frame presentation:style-name="pr2" draw:layer="layout" svg:width="25.202cm" svg:height="13.611cm" svg:x="1.3cm" svg:y="4cm" presentation:class="outline" presentation:user-transformed="true">
          <draw:text-box>
            <text:list text:style-name="L2">
              <text:list-item>
                <text:p>Blog-Software, z.B. Wordpress</text:p>
              </text:list-item>
              <text:list-item>
                <text:p>Firefox (Live-Bookmarks)</text:p>
              </text:list-item>
              <text:list-item>
                <text:p>GoogleReader (Aggregation)</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1" draw:layer="layout" svg:width="14.504cm" svg:height="11.159cm" svg:x="3.25cm" svg:y="14.129cm" presentation:class="notes" presentation:user-transformed="true">
            <draw:text-box>
              <text:p><text:span text:style-name="T3">X3D (3D-Modellierungssprache)</text:span></text:p>
              <text:p><text:span text:style-name="T3">Collada (Austauschformat für Daten zwischen verschiedenen 3D-Programmen)</text:span></text:p>
              <text:p><text:span text:style-name="T3"/></text:p>
              <text:p><text:span text:style-name="T3">Geodaten</text:span></text:p>
              <text:p><text:span text:style-name="T3">Geography Markup Language (GML)</text:span></text:p>
              <text:p><text:span text:style-name="T3">GPS Exchange Format (GPX): XML für GPS-Daten</text:span></text:p>
              <text:p><text:span text:style-name="T3">Keyhole Markup Language (KML): Koordinaten-Spezifikation für Google Earth</text:span></text:p>
              <text:p><text:span text:style-name="T3">City Geography Markup Language (CityGML)</text:span></text:p>
              <text:p><text:span text:style-name="T3">OpenStreetMap (OSM)</text:span></text:p>
            </draw:text-box>
          </draw:frame>
        </presentation:notes>
      </draw:page>
      <draw:page draw:name="page18" draw:style-name="dp1" draw:master-page-name="vorlage" presentation:presentation-page-layout-name="AL1T1">
        <office:forms form:automatic-focus="false" form:apply-design-mode="false"/>
        <draw:frame presentation:style-name="pr5" draw:layer="layout" svg:width="25.199cm" svg:height="2.7cm" svg:x="1.301cm" svg:y="0.3cm" presentation:class="title" presentation:user-transformed="true">
          <draw:text-box>
            <text:p>Übungen / Code-Watching</text:p>
          </draw:text-box>
        </draw:frame>
        <draw:frame presentation:style-name="pr6" draw:layer="layout" svg:width="25.199cm" svg:height="15.22cm" svg:x="1.3cm" svg:y="4cm" presentation:class="outline" presentation:user-transformed="true">
          <draw:text-box>
            <text:list text:style-name="L2">
              <text:list-item>
                <text:p>XML</text:p>
                <text:list>
                  <text:list-item>
                    <text:p>Zugriff über DOM</text:p>
                  </text:list-item>
                  <text:list-item>
                    <text:p>Zugriff über Simple-XML</text:p>
                  </text:list-item>
                  <text:list-item>
                    <text:p>Zugriff via AJAX</text:p>
                  </text:list-item>
                </text:list>
              </text:list-item>
              <text:list-item>
                <text:p>RSS</text:p>
                <text:list>
                  <text:list-item>
                    <text:p>Erstellen</text:p>
                  </text:list-item>
                  <text:list-item>
                    <text:p>Auslese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family-generic="swiss"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Verdana" style:font-family-generic="swiss" style:font-pitch="variable" fo:font-size="22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vorlage-backgroundobjects">
      <style:graphic-properties draw:stroke="none" draw:fill-color="#c0c0c0" draw:textarea-horizontal-align="center" draw:textarea-vertical-align="middle"/>
    </style:style>
    <style:style style:name="Mpr4" style:family="presentation" style:parent-style-name="vorlage-backgroundobjects">
      <style:graphic-properties draw:stroke="none" draw:fill="none" draw:fill-color="#ffffff" draw:auto-grow-height="false" fo:min-height="1.485cm"/>
    </style:style>
    <style:style style:name="Mpr5"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align="end" fo:text-indent="0cm" style:punctuation-wrap="hanging" style:writing-mode="lr-tb"/>
    </style:style>
    <style:style style:name="MP4" style:family="paragraph">
      <style:paragraph-properties fo:margin-left="0cm" fo:margin-right="0cm" fo:line-height="100%" fo:text-align="end" fo:text-indent="0cm" style:punctuation-wrap="hanging" style:writing-mode="lr-tb" style:font-independent-line-spacing="true"/>
    </style:style>
    <style:style style:name="MP5" style:family="paragraph">
      <style:paragraph-properties fo:margin-left="0cm" fo:margin-right="0cm" fo:line-height="100%" fo:text-align="center" fo:text-indent="0cm" style:punctuation-wrap="hanging" style:writing-mode="lr-tb"/>
    </style:style>
    <style:style style:name="MP6" style:family="paragraph">
      <style:paragraph-properties fo:margin-left="0cm" fo:margin-right="0cm" fo:line-height="100%" fo:text-align="center" fo:text-indent="0cm" style:punctuation-wrap="hanging" style:writing-mode="lr-tb" style:font-independent-line-spacing="true"/>
    </style:style>
    <style:style style:name="MP7" style:family="paragraph">
      <style:paragraph-properties style:writing-mode="lr-tb" style:font-independent-line-spacing="true"/>
    </style:style>
    <style:style style:name="MP8" style:family="paragraph">
      <style:paragraph-properties fo:text-align="center"/>
    </style:style>
    <style:style style:name="MP9" style:family="paragraph">
      <style:paragraph-properties fo:text-align="end"/>
    </style:style>
    <style:style style:name="MP10" style:family="paragraph">
      <style:paragraph-properties fo:text-align="end"/>
      <style:text-properties fo:font-family="Verdana" style:font-family-generic="swiss" style:font-pitch="variable" fo:font-size="12pt" style:font-size-asian="12pt" style:font-size-complex="12pt"/>
    </style:style>
    <style:style style:name="MP11" style:family="paragraph">
      <style:paragraph-properties fo:text-align="start"/>
    </style:style>
    <style:style style:name="MP12"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000000" fo:font-size="11pt" fo:language="de" fo:country="DE" style:font-size-asian="11pt" style:font-size-complex="11pt"/>
    </style:style>
    <style:style style:name="MT3" style:family="text">
      <style:text-properties fo:color="#000000" fo:font-family="Arial" style:font-family-generic="swiss" style:font-pitch="variable"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itel1" style:page-layout-name="PM1" draw:style-name="Mdp1">
      <office:forms form:automatic-focus="false" form:apply-design-mode="false"/>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2.46cm" svg:x="1.402cm" svg:y="4.899cm" presentation:class="outline" presentation:placeholder="true">
        <draw:text-box/>
      </draw:frame>
      <draw:frame presentation:style-name="Mpr1" draw:text-style-name="MP4" draw:layer="backgroundobjects" svg:width="8.868cm" svg:height="1.077cm" svg:x="17.701cm" svg:y="19.125cm" presentation:class="footer">
        <draw:text-box>
          <text:p text:style-name="MP3"><text:span text:style-name="MT2"><presentation:footer/></text:span></text:p>
        </draw:text-box>
      </draw:frame>
      <draw:frame presentation:style-name="Mpr2" draw:text-style-name="MP6" draw:layer="backgroundobjects" svg:width="6.535cm" svg:height="1.077cm" svg:x="9.89cm" svg:y="19.125cm" presentation:class="page-number">
        <draw:text-box>
          <text:p text:style-name="MP5"><text:span text:style-name="MT3">- </text:span><text:span text:style-name="MT3"><text:page-number>&lt;Nummer&gt;</text:page-number></text:span><text:span text:style-name="MT3"> -</text:span></text:p>
        </draw:text-box>
      </draw:frame>
      <draw:custom-shape draw:style-name="Mgr3" draw:text-style-name="MP7" draw:layer="backgroundobjects" svg:width="0.767cm" svg:height="10.5cm" svg:x="0cm" svg:y="0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46) translate (0.551cm 0.766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579) translate (27.451cm 20.232cm)">
        <text:p/>
        <draw:enhanced-geometry svg:viewBox="0 0 21600 21600" draw:type="rectangle" draw:enhanced-path="M 0 0 L 21600 0 21600 21600 0 21600 0 0 Z N"/>
      </draw:custom-shape>
      <draw:custom-shape draw:style-name="Mgr3" draw:text-style-name="MP7"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4" draw:text-style-name="MP8" draw:layer="backgroundobjects" svg:width="21cm" svg:height="29.7cm" svg:x="0cm" svg:y="0cm">
          <text:p/>
        </draw:rect>
        <draw:custom-shape draw:style-name="Mgr5"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office:forms form:automatic-focus="false" form:apply-design-mode="false"/>
      <draw:frame presentation:style-name="vorlage-outline1" draw:layer="backgroundobjects" svg:width="25.199cm" svg:height="12.18cm" svg:x="1.4cm" svg:y="4cm" presentation:class="outline" presentation:placeholder="true">
        <draw:text-box/>
      </draw:frame>
      <draw:rect presentation:style-name="Mpr3" draw:text-style-name="MP8" draw:layer="backgroundobjects" svg:width="28cm" svg:height="1cm" svg:x="0cm" svg:y="20cm">
        <text:p/>
      </draw:rect>
      <draw:frame draw:style-name="Mgr6" draw:text-style-name="MP10" draw:layer="backgroundobjects" svg:width="4.5cm" svg:height="0.727cm" svg:x="22.5cm" svg:y="20.137cm">
        <draw:text-box>
          <text:p text:style-name="MP9"><text:span text:style-name="MT4"><text:page-number>&lt;Nummer&gt;</text:page-number></text:span></text:p>
        </draw:text-box>
      </draw:frame>
      <draw:rect presentation:style-name="Mpr3" draw:text-style-name="MP8"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6" draw:text-style-name="MP12" draw:layer="backgroundobjects" svg:width="9cm" svg:height="0.722cm" svg:x="1.5cm" svg:y="20.138cm">
        <draw:text-box>
          <text:p text:style-name="MP11"><text:span text:style-name="MT4">Bjoern Zapadlo – XML und RSS</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Einführung Internettechnologien</dc:title>
    <dc:date>2013-02-13T13:20:23.92</dc:date>
    <meta:editing-cycles>74</meta:editing-cycles>
    <meta:generator>OpenOffice.org/3.3$Win32 OpenOffice.org_project/330m20$Build-9567</meta:generator>
    <meta:editing-duration>PT4H21M5S</meta:editing-duration>
    <dc:creator>Bjoern Zapadlo</dc:creator>
    <meta:document-statistic meta:object-count="106"/>
  </office:meta>
</office:document-meta>
</file>